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1.03569235066711">
            <text:p>1.04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2-24T21:46:28.791519">
            <text:p>02/24/09</text:p>
          </table:table-cell>
          <table:table-cell/>
          <table:table-cell table:style-name="ce3" table:formula="oooc:=DAYS(NOW();[January.A4])" office:value-type="float" office:value="232.69458333333">
            <text:p>232.69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941147680294506">
            <text:p>0.94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3-31T05:57:29.232165">
            <text:p>03/31/09</text:p>
          </table:table-cell>
          <table:table-cell/>
          <table:table-cell table:style-name="ce3" table:formula="oooc:=DAYS(NOW();[January.A4])" office:value-type="float" office:value="232.694618055553">
            <text:p>232.69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839082577979462">
            <text:p>0.84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5-06T22:31:32.486911">
            <text:p>05/06/09</text:p>
          </table:table-cell>
          <table:table-cell/>
          <table:table-cell table:style-name="ce3" table:formula="oooc:=DAYS(NOW();[January.A4])" office:value-type="float" office:value="232.694618055553">
            <text:p>232.69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634952373349375">
            <text:p>0.63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4-19T16:34:49.082334">
            <text:p>04/19/09</text:p>
          </table:table-cell>
          <table:table-cell/>
          <table:table-cell table:style-name="ce3" table:formula="oooc:=DAYS(NOW();[January.A4])" office:value-type="float" office:value="232.694618055553">
            <text:p>232.69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8-31T16:40:15">
            <text:p>08/31/08</text:p>
          </table:table-cell>
          <table:table-cell table:formula="oooc:=DAYS(NOW();1/1/8)" office:value-type="float" office:value="39691.5696180556">
            <text:p>39691.57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411483517754333">
            <text:p>0.41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11-26T03:10:22.737797">
            <text:p>11/26/09</text:p>
          </table:table-cell>
          <table:table-cell/>
          <table:table-cell table:style-name="ce3" table:formula="oooc:=DAYS(NOW();[January.A4])" office:value-type="float" office:value="232.694618055553">
            <text:p>232.69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31">08/31/2008</text:date>, <text:time>16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8-31T16:40:15</dc:date>
    <meta:editing-cycles>187</meta:editing-cycles>
    <meta:editing-duration>P11DT3H39M8S</meta:editing-duration>
    <meta:user-defined meta:name="Info 1"/>
    <meta:user-defined meta:name="Info 2"/>
    <meta:user-defined meta:name="Info 3"/>
    <meta:user-defined meta:name="Info 4"/>
    <meta:document-statistic meta:table-count="8" meta:cell-count="2531"/>
  </office:meta>
</office:document-meta>
</file>